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950e"/>
      <style:text-properties fo:color="#333333"/>
    </style:style>
    <style:style style:name="ce10" style:family="table-cell" style:parent-style-name="Default">
      <style:table-cell-properties fo:background-color="#cccccc"/>
      <style:text-properties style:use-window-font-color="tru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9" table:default-cell-style-name="Default"/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 table:number-columns-repeated="8"/>
          <table:table-cell>
            <draw:frame table:end-cell-address="Sheet1.AC23" table:end-x="0.508cm" table:end-y="0.106cm" draw:z-index="0" draw:style-name="gr1" svg:width="13.509cm" svg:height="9.577cm" svg:x="0.548cm" svg:y="0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/>
          <table:table-cell table:style-name="ce4" table:formula="of:=AVERAGE([.$A2:.$J2])" office:value-type="float" office:value="23.8516666666667">
            <text:p>23,85</text:p>
          </table:table-cell>
          <table:table-cell table:style-name="ce4" table:formula="of:=AVERAGE([.$A20:.$J20])" office:value-type="float" office:value="44.805">
            <text:p>44,81</text:p>
          </table:table-cell>
          <table:table-cell/>
          <table:table-cell>
            <draw:frame table:end-cell-address="Sheet1.V19" table:end-x="1.877cm" table:end-y="0.053cm" draw:z-index="1" draw:style-name="gr1" svg:width="7.999cm" svg:height="6.999cm" svg:x="0.652cm" svg:y="0.373cm">
              <draw:object draw:notify-on-update-of-ranges="Sheet1.P10:Sheet1.P10 Sheet1.P2:Sheet1.P8 Sheet1.Q10:Sheet1.Q10 Sheet1.Q2:Sheet1.Q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/>
          <table:table-cell table:style-name="ce4" table:formula="of:=AVERAGE([.$A3:.$J3])" office:value-type="float" office:value="37.265">
            <text:p>37,27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/>
          <table:table-cell table:style-name="ce4" table:formula="of:=AVERAGE([.$A4:.$J4])" office:value-type="float" office:value="24.66">
            <text:p>24,66</text:p>
          </table:table-cell>
          <table:table-cell table:style-name="ce4" table:formula="of:=AVERAGE([.$A22:.$J22])" office:value-type="float" office:value="15.1966666666667">
            <text:p>15,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/>
          <table:table-cell table:style-name="ce4" table:formula="of:=AVERAGE([.$A5:.$J5])" office:value-type="float" office:value="40.3566666666667">
            <text:p>40,36</text:p>
          </table:table-cell>
          <table:table-cell table:style-name="ce4" table:formula="of:=AVERAGE([.$A23:.$J23])" office:value-type="float" office:value="48.685">
            <text:p>48,6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/>
          <table:table-cell table:style-name="ce4" table:formula="of:=AVERAGE([.$A6:.$J6])" office:value-type="float" office:value="24.6916666666667">
            <text:p>24,69</text:p>
          </table:table-cell>
          <table:table-cell table:style-name="ce4"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/>
          <table:table-cell table:style-name="ce4" table:formula="of:=AVERAGE([.$A7:.$J7])" office:value-type="float" office:value="9.73333333333333">
            <text:p>9,73</text:p>
          </table:table-cell>
          <table:table-cell table:style-name="ce4" table:formula="of:=AVERAGE([.$A25:.$J25])" office:value-type="float" office:value="76.3733333333333">
            <text:p>76,3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/>
          <table:table-cell table:style-name="ce4" table:formula="of:=AVERAGE([.$A8:.$J8])" office:value-type="float" office:value="23.2716666666667">
            <text:p>23,27</text:p>
          </table:table-cell>
          <table:table-cell table:style-name="ce4" table:formula="of:=AVERAGE([.$A26:.$J26])" office:value-type="float" office:value="127.525">
            <text:p>127,53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office:value-type="string">
            <text:p>Systém 1</text:p>
          </table:table-cell>
          <table:table-cell office:value-type="string">
            <text:p>Systém 2</text:p>
          </table:table-cell>
          <table:table-cell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10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8"/>
        </table:table-row>
        <table:table-row table:style-name="ro1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8"/>
        </table:table-row>
        <table:table-row table:style-name="ro1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8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9" office:value-type="string">
            <text:p>Priemer</text:p>
          </table:table-cell>
          <table:table-cell table:number-columns-repeated="8"/>
        </table:table-row>
        <table:table-row table:style-name="ro1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9" office:value-type="string">
            <text:p>Suma</text:p>
          </table:table-cell>
          <table:table-cell table:number-columns-repeated="8"/>
        </table:table-row>
        <table:table-row table:style-name="ro1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9" office:value-type="string">
            <text:p>Max</text:p>
          </table:table-cell>
          <table:table-cell table:number-columns-repeated="8"/>
        </table:table-row>
        <table:table-row table:style-name="ro1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9" office:value-type="string">
            <text:p>Min</text:p>
          </table:table-cell>
          <table:table-cell table:number-columns-repeated="8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39.3">
            <text:p>39,3</text:p>
          </table:table-cell>
          <table:table-cell office:value-type="float" office:value="26.87">
            <text:p>26,87</text:p>
          </table:table-cell>
          <table:table-cell office:value-type="float" office:value="32.06">
            <text:p>32,06</text:p>
          </table:table-cell>
          <table:table-cell office:value-type="float" office:value="48.6">
            <text:p>48,6</text:p>
          </table:table-cell>
          <table:table-cell table:number-columns-repeated="4"/>
          <table:table-cell table:formula="of:=AVERAGE([.$A20:.$J20])" office:value-type="float" office:value="44.805">
            <text:p>44,81</text:p>
          </table:table-cell>
          <table:table-cell table:formula="of:=SUM([.$A20:.$J20])" office:value-type="float" office:value="268.83">
            <text:p>268,83</text:p>
          </table:table-cell>
          <table:table-cell table:formula="of:=MAX([.$A20:.$J20])" office:value-type="float" office:value="63">
            <text:p>63</text:p>
          </table:table-cell>
          <table:table-cell table:formula="of:=MIN([.$A20:.$J20])" office:value-type="float" office:value="26.87">
            <text:p>26,87</text:p>
          </table:table-cell>
          <table:table-cell table:number-columns-repeated="9"/>
        </table:table-row>
        <table:table-row table:style-name="ro1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4.5">
            <text:p>14,5</text:p>
          </table:table-cell>
          <table:table-cell office:value-type="float" office:value="20.58">
            <text:p>20,58</text:p>
          </table:table-cell>
          <table:table-cell office:value-type="float" office:value="16.8">
            <text:p>16,8</text:p>
          </table:table-cell>
          <table:table-cell office:value-type="float" office:value="12.21">
            <text:p>12,21</text:p>
          </table:table-cell>
          <table:table-cell office:value-type="float" office:value="8.76">
            <text:p>8,76</text:p>
          </table:table-cell>
          <table:table-cell office:value-type="float" office:value="18.33">
            <text:p>18,33</text:p>
          </table:table-cell>
          <table:table-cell table:number-columns-repeated="4"/>
          <table:table-cell table:formula="of:=AVERAGE([.$A22:.$J22])" office:value-type="float" office:value="15.1966666666667">
            <text:p>15,2</text:p>
          </table:table-cell>
          <table:table-cell table:formula="of:=SUM([.$A22:.$J22])" office:value-type="float" office:value="91.18">
            <text:p>91,18</text:p>
          </table:table-cell>
          <table:table-cell table:formula="of:=MAX([.$A22:.$J22])" office:value-type="float" office:value="20.58">
            <text:p>20,58</text:p>
          </table:table-cell>
          <table:table-cell table:formula="of:=MIN([.$A22:.$J22])" office:value-type="float" office:value="8.76">
            <text:p>8,76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0.78">
            <text:p>50,78</text:p>
          </table:table-cell>
          <table:table-cell office:value-type="float" office:value="20">
            <text:p>20</text:p>
          </table:table-cell>
          <table:table-cell office:value-type="float" office:value="62.9">
            <text:p>62,9</text:p>
          </table:table-cell>
          <table:table-cell office:value-type="float" office:value="42.93">
            <text:p>42,93</text:p>
          </table:table-cell>
          <table:table-cell office:value-type="float" office:value="41.5">
            <text:p>41,5</text:p>
          </table:table-cell>
          <table:table-cell table:number-columns-repeated="4"/>
          <table:table-cell table:formula="of:=AVERAGE([.$A23:.$J23])" office:value-type="float" office:value="48.685">
            <text:p>48,69</text:p>
          </table:table-cell>
          <table:table-cell table:formula="of:=SUM([.$A23:.$J23])" office:value-type="float" office:value="292.11">
            <text:p>292,11</text:p>
          </table:table-cell>
          <table:table-cell table:formula="of:=MAX([.$A23:.$J23])" office:value-type="float" office:value="74">
            <text:p>74</text:p>
          </table:table-cell>
          <table:table-cell table:formula="of:=MIN([.$A23:.$J23])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9.7">
            <text:p>19,7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0.34">
            <text:p>60,34</text:p>
          </table:table-cell>
          <table:table-cell office:value-type="float" office:value="81">
            <text:p>81</text:p>
          </table:table-cell>
          <table:table-cell office:value-type="float" office:value="14.2">
            <text:p>14,2</text:p>
          </table:table-cell>
          <table:table-cell table:number-columns-repeated="4"/>
          <table:table-cell table:formula="of:=AVERAGE([.$A25:.$J25])" office:value-type="float" office:value="76.3733333333333">
            <text:p>76,37</text:p>
          </table:table-cell>
          <table:table-cell table:formula="of:=SUM([.$A25:.$J25])" office:value-type="float" office:value="458.24">
            <text:p>458,24</text:p>
          </table:table-cell>
          <table:table-cell table:formula="of:=MAX([.$A25:.$J25])" office:value-type="float" office:value="219">
            <text:p>219</text:p>
          </table:table-cell>
          <table:table-cell table:formula="of:=MIN([.$A25:.$J25])" office:value-type="float" office:value="14.2">
            <text:p>14,2</text:p>
          </table:table-cell>
          <table:table-cell table:number-columns-repeated="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0.79">
            <text:p>60,79</text:p>
          </table:table-cell>
          <table:table-cell office:value-type="float" office:value="97">
            <text:p>97</text:p>
          </table:table-cell>
          <table:table-cell office:value-type="float" office:value="70.36">
            <text:p>70,36</text:p>
          </table:table-cell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 table:number-columns-repeated="4"/>
          <table:table-cell table:formula="of:=AVERAGE([.$A26:.$J26])" office:value-type="float" office:value="127.525">
            <text:p>127,53</text:p>
          </table:table-cell>
          <table:table-cell table:formula="of:=SUM([.$A26:.$J26])" office:value-type="float" office:value="765.15">
            <text:p>765,15</text:p>
          </table:table-cell>
          <table:table-cell table:formula="of:=MAX([.$A26:.$J26])" office:value-type="float" office:value="224">
            <text:p>224</text:p>
          </table:table-cell>
          <table:table-cell table:formula="of:=MIN([.$A26:.$J26])" office:value-type="float" office:value="60.79">
            <text:p>60,79</text:p>
          </table:table-cell>
          <table: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4"/>
          <table:table-cell table:style-name="ce10" table:formula="of:=AVERAGE([.$A29:.$J29])" office:value-type="float" office:value="83.3333333333333">
            <text:p>83,33</text:p>
          </table:table-cell>
          <table:table-cell table:style-name="ce11" table:formula="of:=SUM([.$A29:.$J29])" office:value-type="float" office:value="500">
            <text:p>500</text:p>
          </table:table-cell>
          <table:table-cell table:style-name="ce11" table:formula="of:=MAX([.$A29:.$J29])" office:value-type="float" office:value="220">
            <text:p>220</text:p>
          </table:table-cell>
          <table:table-cell table:style-name="ce11" table:formula="of:=MAX([.$A20:.$J20])" office:value-type="float" office:value="63">
            <text:p>63</text:p>
          </table:table-cell>
          <table:table-cell table:style-name="ce3" office:value-type="string">
            <text:p>7A</text:p>
          </table:table-cell>
          <table:table-cell table:number-columns-repeated="8"/>
        </table:table-row>
        <table:table-row table:style-name="ro1">
          <table:table-cell table:style-name="ce3" table:formula="of:=[.$A26]-[.$A29]" office:value-type="float" office:value="46">
            <text:p>46</text:p>
          </table:table-cell>
          <table:table-cell table:style-name="ce3" table:formula="of:=[.$A26:.C26]-[.$A29:.C29]" office:value-type="float" office:value="30.79">
            <text:p>30,79</text:p>
          </table:table-cell>
          <table:table-cell table:style-name="ce3" table:formula="of:=[.$A26:.C26]-[.$A29:.C29]" office:value-type="float" office:value="87">
            <text:p>87</text:p>
          </table:table-cell>
          <table:table-cell table:style-name="ce3" table:formula="of:=[.$A26:.D26]-[.$A29:.D29]" office:value-type="float" office:value="25.36">
            <text:p>25,36</text:p>
          </table:table-cell>
          <table:table-cell table:style-name="ce3" table:formula="of:=[.$A26:.E26]-[.$A29:.E29]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table:formula="of:=AVERAGE([.$A30:.$J30])" office:value-type="float" office:value="44.1916666666667">
            <text:p>44,19</text:p>
          </table:table-cell>
          <table:table-cell table:style-name="ce3" table:formula="of:=SUM([.$A30:.$J30])" office:value-type="float" office:value="265.15">
            <text:p>265,15</text:p>
          </table:table-cell>
          <table:table-cell table:style-name="ce3" table:formula="of:=MAX([.$A30:.$J30])" office:value-type="float" office:value="87">
            <text:p>87</text:p>
          </table:table-cell>
          <table:table-cell table:style-name="ce3" table:formula="of:=MAX([.$A21:.$J21])" office:value-type="float" office:value="0">
            <text:p>0</text:p>
          </table:table-cell>
          <table:table-cell table:style-name="ce15" office:value-type="string">
            <text:p>7B</text:p>
          </table:table-cell>
          <table:table-cell table:number-columns-repeated="8"/>
        </table:table-row>
        <table:table-row table:style-name="ro1">
          <table:table-cell table:style-name="ce8" table:formula="of:=SUM([.A$20:.A$26])/COUNTIF([.A$20:.A$26];&quot;&gt;0&quot;)" office:value-type="float" office:value="58.44">
            <text:p>58,44</text:p>
          </table:table-cell>
          <table:table-cell table:style-name="ce8" table:formula="of:=SUM([.B$20:.B$26])/COUNTIF([.B$20:.B$26];&quot;&gt;0&quot;)" office:value-type="float" office:value="82.03">
            <text:p>82,03</text:p>
          </table:table-cell>
          <table:table-cell table:style-name="ce8" table:formula="of:=SUM([.C$20:.C$26])/COUNTIF([.C$20:.C$26];&quot;&gt;0&quot;)" office:value-type="float" office:value="47.42">
            <text:p>47,42</text:p>
          </table:table-cell>
          <table:table-cell table:style-name="ce8" table:formula="of:=SUM([.D$20:.D$26])/COUNTIF([.D$20:.D$26];&quot;&gt;0&quot;)" office:value-type="float" office:value="46.536">
            <text:p>46,54</text:p>
          </table:table-cell>
          <table:table-cell table:style-name="ce8" table:formula="of:=SUM([.E$20:.E$26])/COUNTIF([.E$20:.E$26];&quot;&gt;0&quot;)" office:value-type="float" office:value="71.35">
            <text:p>71,35</text:p>
          </table:table-cell>
          <table:table-cell table:style-name="ce8" table:formula="of:=SUM([.F$20:.F$26])/COUNTIF([.F$20:.F$26];&quot;&gt;0&quot;)" office:value-type="float" office:value="69.326">
            <text:p>69,33</text:p>
          </table:table-cell>
          <table:table-cell table:style-name="ce8" table:formula="of:=SUM([.G$20:.G$26])/COUNTIF([.G$20:.G$26];&quot;&gt;0&quot;)" office:value-type="float" office:value="0">
            <text:p>#DIV/0!</text:p>
          </table:table-cell>
          <table:table-cell table:style-name="ce8" table:formula="of:=SUM([.H$20:.H$26])/COUNTIF([.H$20:.H$26];&quot;&gt;0&quot;)" office:value-type="float" office:value="0">
            <text:p>#DIV/0!</text:p>
          </table:table-cell>
          <table:table-cell table:style-name="ce8" table:formula="of:=SUM([.I$20:.I$26])/COUNTIF([.I$20:.I$26];&quot;&gt;0&quot;)" office:value-type="float" office:value="0">
            <text:p>#DIV/0!</text:p>
          </table:table-cell>
          <table:table-cell table:style-name="ce8" table:formula="of:=SUM([.J$20:.J$26])/COUNTIF([.J$20:.J$26];&quot;&gt;0&quot;)" office:value-type="float" office:value="0">
            <text:p>#DIV/0!</text:p>
          </table:table-cell>
          <table:table-cell table:style-name="ce8" table:formula="of:=SUM([.K$20:.K$26])/COUNTIF([.K$20:.K$26];&quot;&gt;0&quot;)" office:value-type="float" office:value="62.517">
            <text:p>62,52</text:p>
          </table:table-cell>
          <table:table-cell table:style-name="ce8" table:formula="of:=SUM([.L$20:.L$26])/COUNTIF([.L$20:.L$26];&quot;&gt;0&quot;)" office:value-type="float" office:value="375.102">
            <text:p>375,1</text:p>
          </table:table-cell>
          <table:table-cell table:style-name="ce8" table:formula="of:=SUM([.M$20:.M$26])/COUNTIF([.M$20:.M$26];&quot;&gt;0&quot;)" office:value-type="float" office:value="120.116">
            <text:p>120,12</text:p>
          </table:table-cell>
          <table:table-cell table:style-name="ce8" table:formula="of:=SUM([.N$20:.N$26])/COUNTIF([.N$20:.N$26];&quot;&gt;0&quot;)" office:value-type="float" office:value="26.124">
            <text:p>26,12</text:p>
          </table:table-cell>
          <table:table-cell table:style-name="ce9" office:value-type="string">
            <text:p>Priemer</text:p>
          </table:table-cell>
          <table:table-cell table:number-columns-repeated="8"/>
        </table:table-row>
        <table:table-row table:style-name="ro1">
          <table:table-cell table:style-name="ce5" table:formula="of:=SUM([.A$20:.A$26])" office:value-type="float" office:value="292.2">
            <text:p>292,2</text:p>
          </table:table-cell>
          <table:table-cell table:style-name="ce5" table:formula="of:=SUM([.B$20:.B$26])" office:value-type="float" office:value="410.15">
            <text:p>410,15</text:p>
          </table:table-cell>
          <table:table-cell table:style-name="ce5" table:formula="of:=SUM([.C$20:.C$26])" office:value-type="float" office:value="237.1">
            <text:p>237,1</text:p>
          </table:table-cell>
          <table:table-cell table:style-name="ce5" table:formula="of:=SUM([.D$20:.D$26])" office:value-type="float" office:value="232.68">
            <text:p>232,68</text:p>
          </table:table-cell>
          <table:table-cell table:style-name="ce5" table:formula="of:=SUM([.E$20:.E$26])" office:value-type="float" office:value="356.75">
            <text:p>356,75</text:p>
          </table:table-cell>
          <table:table-cell table:style-name="ce5" table:formula="of:=SUM([.F$20:.F$26])" office:value-type="float" office:value="346.63">
            <text:p>346,63</text:p>
          </table:table-cell>
          <table:table-cell table:style-name="ce5" table:formula="of:=SUM([.G$20:.G$26])" office:value-type="float" office:value="0">
            <text:p>0</text:p>
          </table:table-cell>
          <table:table-cell table:style-name="ce5" table:formula="of:=SUM([.H$20:.H$26])" office:value-type="float" office:value="0">
            <text:p>0</text:p>
          </table:table-cell>
          <table:table-cell table:style-name="ce5" table:formula="of:=SUM([.I$20:.I$26])" office:value-type="float" office:value="0">
            <text:p>0</text:p>
          </table:table-cell>
          <table:table-cell table:style-name="ce5" table:formula="of:=SUM([.J$20:.J$26])" office:value-type="float" office:value="0">
            <text:p>0</text:p>
          </table:table-cell>
          <table:table-cell table:style-name="ce5" table:formula="of:=SUM([.K$20:.K$26])" office:value-type="float" office:value="312.585">
            <text:p>312,59</text:p>
          </table:table-cell>
          <table:table-cell table:formula="of:=SUM([.L$20:.L$26])" office:value-type="float" office:value="1875.51">
            <text:p>1875,51</text:p>
          </table:table-cell>
          <table:table-cell table:style-name="ce5" table:formula="of:=SUM([.M$20:.M$26])" office:value-type="float" office:value="600.58">
            <text:p>600,58</text:p>
          </table:table-cell>
          <table:table-cell table:style-name="ce5" table:formula="of:=SUM([.N$20:.N$26])" office:value-type="float" office:value="130.62">
            <text:p>130,62</text:p>
          </table:table-cell>
          <table:table-cell table:style-name="ce9" office:value-type="string">
            <text:p>Suma</text:p>
          </table:table-cell>
          <table:table-cell table:number-columns-repeated="8"/>
        </table:table-row>
        <table:table-row table:style-name="ro1">
          <table:table-cell table:style-name="ce6" table:formula="of:=MAX([.A$20:.A$26])" office:value-type="float" office:value="121">
            <text:p>121</text:p>
          </table:table-cell>
          <table:table-cell table:style-name="ce6" table:formula="of:=MAX([.B$20:.B$26])" office:value-type="float" office:value="219">
            <text:p>219</text:p>
          </table:table-cell>
          <table:table-cell table:style-name="ce6" table:formula="of:=MAX([.C$20:.C$26])" office:value-type="float" office:value="97">
            <text:p>97</text:p>
          </table:table-cell>
          <table:table-cell table:style-name="ce6" table:formula="of:=MAX([.D$20:.D$26])" office:value-type="float" office:value="70.36">
            <text:p>70,36</text:p>
          </table:table-cell>
          <table:table-cell table:style-name="ce6" table:formula="of:=MAX([.E$20:.E$26])" office:value-type="float" office:value="192">
            <text:p>192</text:p>
          </table:table-cell>
          <table:table-cell table:style-name="ce6" table:formula="of:=MAX([.F$20:.F$26])" office:value-type="float" office:value="224">
            <text:p>224</text:p>
          </table:table-cell>
          <table:table-cell table:style-name="ce6" table:formula="of:=MAX([.G$20:.G$26])" office:value-type="float" office:value="0">
            <text:p>0</text:p>
          </table:table-cell>
          <table:table-cell table:style-name="ce6" table:formula="of:=MAX([.H$20:.H$26])" office:value-type="float" office:value="0">
            <text:p>0</text:p>
          </table:table-cell>
          <table:table-cell table:style-name="ce6" table:formula="of:=MAX([.I$20:.I$26])" office:value-type="float" office:value="0">
            <text:p>0</text:p>
          </table:table-cell>
          <table:table-cell table:style-name="ce6" table:formula="of:=MAX([.J$20:.J$26])" office:value-type="float" office:value="0">
            <text:p>0</text:p>
          </table:table-cell>
          <table:table-cell table:style-name="ce6" table:formula="of:=MAX([.K$20:.K$26])" office:value-type="float" office:value="127.525">
            <text:p>127,53</text:p>
          </table:table-cell>
          <table:table-cell table:style-name="ce6" table:formula="of:=MAX([.L$20:.L$26])" office:value-type="float" office:value="765.15">
            <text:p>765,15</text:p>
          </table:table-cell>
          <table:table-cell table:formula="of:=MAX([.M$20:.M$26])" office:value-type="float" office:value="224">
            <text:p>224</text:p>
          </table:table-cell>
          <table:table-cell table:style-name="ce6" table:formula="of:=MAX([.N$20:.N$26])" office:value-type="float" office:value="60.79">
            <text:p>60,79</text:p>
          </table:table-cell>
          <table:table-cell table:style-name="ce9" office:value-type="string">
            <text:p>Max</text:p>
          </table:table-cell>
          <table:table-cell table:number-columns-repeated="8"/>
        </table:table-row>
        <table:table-row table:style-name="ro1">
          <table:table-cell table:style-name="ce7" table:formula="of:=MIN([.A$20:.A$26])" office:value-type="float" office:value="14.5">
            <text:p>14,5</text:p>
          </table:table-cell>
          <table:table-cell table:style-name="ce7" table:formula="of:=MIN([.B$20:.B$26])" office:value-type="float" office:value="20.58">
            <text:p>20,58</text:p>
          </table:table-cell>
          <table:table-cell table:style-name="ce7" table:formula="of:=MIN([.C$20:.C$26])" office:value-type="float" office:value="16.8">
            <text:p>16,8</text:p>
          </table:table-cell>
          <table:table-cell table:style-name="ce7" table:formula="of:=MIN([.D$20:.D$26])" office:value-type="float" office:value="12.21">
            <text:p>12,21</text:p>
          </table:table-cell>
          <table:table-cell table:style-name="ce7" table:formula="of:=MIN([.E$20:.E$26])" office:value-type="float" office:value="8.76">
            <text:p>8,76</text:p>
          </table:table-cell>
          <table:table-cell table:style-name="ce7" table:formula="of:=MIN([.F$20:.F$26])" office:value-type="float" office:value="14.2">
            <text:p>14,2</text:p>
          </table:table-cell>
          <table:table-cell table:style-name="ce7" table:formula="of:=MIN([.G$20:.G$26])" office:value-type="float" office:value="0">
            <text:p>0</text:p>
          </table:table-cell>
          <table:table-cell table:style-name="ce7" table:formula="of:=MIN([.H$20:.H$26])" office:value-type="float" office:value="0">
            <text:p>0</text:p>
          </table:table-cell>
          <table:table-cell table:style-name="ce7" table:formula="of:=MIN([.I$20:.I$26])" office:value-type="float" office:value="0">
            <text:p>0</text:p>
          </table:table-cell>
          <table:table-cell table:style-name="ce7" table:formula="of:=MIN([.J$20:.J$26])" office:value-type="float" office:value="0">
            <text:p>0</text:p>
          </table:table-cell>
          <table:table-cell table:style-name="ce7" table:formula="of:=MIN([.K$20:.K$26])" office:value-type="float" office:value="15.1966666666667">
            <text:p>15,2</text:p>
          </table:table-cell>
          <table:table-cell table:style-name="ce7" table:formula="of:=MIN([.L$20:.L$26])" office:value-type="float" office:value="91.18">
            <text:p>91,18</text:p>
          </table:table-cell>
          <table:table-cell table:style-name="ce7" table:formula="of:=MIN([.M$20:.M$26])" office:value-type="float" office:value="20.58">
            <text:p>20,58</text:p>
          </table:table-cell>
          <table:table-cell table:formula="of:=MIN([.N$20:.N$26])" office:value-type="float" office:value="8.76">
            <text:p>8,76</text:p>
          </table:table-cell>
          <table:table-cell table:style-name="ce9" office:value-type="string">
            <text:p>Min</text:p>
          </table:table-cell>
          <table:table-cell table:number-columns-repeated="8"/>
        </table:table-row>
        <table:table-row table:style-name="ro1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.04.2015</text:date>, <text:time>20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3T18:43:14.92</meta:creation-date>
    <dc:date>2015-04-30T20:37:04.62</dc:date>
    <meta:editing-duration>PT16H07M57S</meta:editing-duration>
    <meta:editing-cycles>24</meta:editing-cycles>
    <meta:generator>OpenOffice.org/3.2$Win32 OpenOffice.org_project/320m18$Build-9502</meta:generator>
    <meta:document-statistic meta:table-count="3" meta:cell-count="3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9.578cm" xlink:href=".." chart:class="chart:bar" chart:style-name="ch1">
        <chart:legend chart:legend-position="end" svg:x="11.383cm" svg:y="3.309cm" chart:style-name="ch2"/>
        <chart:plot-area chart:style-name="ch3" table:cell-range-address="Sheet1.A17:Sheet1.F17 Sheet1.A2:Sheet1.F8 Sheet1.K1:Sheet1.K8" chart:data-source-has-labels="row" svg:x="0.339cm" svg:y="0.191cm" svg:width="10.775cm" svg:height="9.015cm">
          <chart:axis chart:dimension="x" chart:name="primary-x" chart:style-name="ch4">
            <chart:title svg:x="5.626cm" svg:y="8.835cm" chart:style-name="ch5">
              <text:p>Úlohy</text:p>
            </chart:title>
          </chart:axis>
          <chart:axis chart:dimension="y" chart:name="primary-y" chart:style-name="ch6">
            <chart:title svg:x="0.271cm" svg:y="5.084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7:Sheet1.A17">Užívateľ 1</text:p>
              </table:table-cell>
              <table:table-cell office:value-type="string">
                <text:p text:id="Sheet1.B17:Sheet1.B17">Užívateľ 2</text:p>
              </table:table-cell>
              <table:table-cell office:value-type="string">
                <text:p text:id="Sheet1.C17:Sheet1.C17">Užívateľ 3</text:p>
              </table:table-cell>
              <table:table-cell office:value-type="string">
                <text:p text:id="Sheet1.D17:Sheet1.D17">Užívateľ 4</text:p>
              </table:table-cell>
              <table:table-cell office:value-type="string">
                <text:p text:id="Sheet1.E17:Sheet1.E17">Užívateľ 5</text:p>
              </table:table-cell>
              <table:table-cell office:value-type="string">
                <text:p text:id="Sheet1.F17:Sheet1.F17">Užívateľ 6</text:p>
              </table:table-cell>
              <table:table-cell office:value-type="string">
                <text:p text:id="Sheet1.K1:Sheet1.K1">Priem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 text:id="Sheet1.A2:Sheet1.A8">33</text:p>
              </table:table-cell>
              <table:table-cell office:value-type="float" office:value="20.67">
                <text:p text:id="Sheet1.B2:Sheet1.B8">20.67</text:p>
              </table:table-cell>
              <table:table-cell office:value-type="float" office:value="16.05">
                <text:p text:id="Sheet1.C2:Sheet1.C8">16.05</text:p>
              </table:table-cell>
              <table:table-cell office:value-type="float" office:value="21.95">
                <text:p text:id="Sheet1.D2:Sheet1.D8">21.95</text:p>
              </table:table-cell>
              <table:table-cell office:value-type="float" office:value="28.94">
                <text:p text:id="Sheet1.E2:Sheet1.E8">28.94</text:p>
              </table:table-cell>
              <table:table-cell office:value-type="float" office:value="22.5">
                <text:p text:id="Sheet1.F2:Sheet1.F8">22.5</text:p>
              </table:table-cell>
              <table:table-cell office:value-type="float" office:value="23.8516666666667">
                <text:p text:id="Sheet1.K2:Sheet1.K8">23.851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legend chart:legend-position="end" svg:x="6.006cm" svg:y="3.01cm" chart:style-name="ch2"/>
        <chart:plot-area chart:style-name="ch3" table:cell-range-address="Sheet1.P10:Sheet1.Q10 Sheet1.P2:Sheet1.Q8" chart:data-source-has-labels="row" svg:x="0.129cm" svg:y="0.254cm" svg:width="5.683cm" svg:height="6.64cm">
          <chart:axis chart:dimension="x" chart:name="primary-x" chart:style-name="ch4">
            <chart:title svg:x="2.87cm" svg:y="6.473cm" chart:style-name="ch5">
              <text:p>Úlohy</text:p>
            </chart:title>
          </chart:axis>
          <chart:axis chart:dimension="y" chart:name="primary-y" chart:style-name="ch6">
            <chart:title svg:x="0.17cm" svg:y="3.96cm" chart:style-name="ch7">
              <text:p>Čas [sec]</text:p>
            </chart:title>
            <chart:grid chart:style-name="ch8" chart:class="major"/>
          </chart:axis>
          <chart:series chart:style-name="ch9" chart:values-cell-range-address="Sheet1.P2:Sheet1.P8" chart:label-cell-address="Sheet1.P10:Sheet1.P10" chart:class="chart:bar">
            <chart:data-point chart:repeated="7"/>
          </chart:series>
          <chart:series chart:style-name="ch10" chart:values-cell-range-address="Sheet1.Q2:Sheet1.Q8" chart:label-cell-address="Sheet1.Q10:Sheet1.Q10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10:Sheet1.P10">Systém 1</text:p>
              </table:table-cell>
              <table:table-cell office:value-type="string">
                <text:p text:id="Sheet1.Q10:Sheet1.Q10">Systém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8516666666667">
                <text:p text:id="Sheet1.P2:Sheet1.P8">23.8516666666667</text:p>
              </table:table-cell>
              <table:table-cell office:value-type="float" office:value="44.805">
                <text:p text:id="Sheet1.Q2:Sheet1.Q8">44.8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265">
                <text:p>37.2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66">
                <text:p>24.66</text:p>
              </table:table-cell>
              <table:table-cell office:value-type="float" office:value="15.1966666666667">
                <text:p>15.19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3566666666667">
                <text:p>40.3566666666667</text:p>
              </table:table-cell>
              <table:table-cell office:value-type="float" office:value="48.685">
                <text:p>48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6916666666667">
                <text:p>24.69166666666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3333333333333">
                <text:p>9.73333333333333</text:p>
              </table:table-cell>
              <table:table-cell office:value-type="float" office:value="76.3733333333333">
                <text:p>76.37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2716666666667">
                <text:p>23.2716666666667</text:p>
              </table:table-cell>
              <table:table-cell office:value-type="float" office:value="127.525">
                <text:p>127.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